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42588"/>
    </style:style>
    <style:style style:name="P2" style:family="paragraph" style:parent-style-name="Standard">
      <style:text-properties officeooo:rsid="00042588" officeooo:paragraph-rsid="000d1bf9"/>
    </style:style>
    <style:style style:name="P3" style:family="paragraph" style:parent-style-name="Standard">
      <style:text-properties officeooo:rsid="00042588" officeooo:paragraph-rsid="00123653"/>
    </style:style>
    <style:style style:name="P4" style:family="paragraph" style:parent-style-name="Standard">
      <style:text-properties officeooo:rsid="00042588" officeooo:paragraph-rsid="0016e0bb"/>
    </style:style>
    <style:style style:name="P5" style:family="paragraph" style:parent-style-name="Standard">
      <style:text-properties officeooo:rsid="00042588" officeooo:paragraph-rsid="00183dff"/>
    </style:style>
    <style:style style:name="P6" style:family="paragraph" style:parent-style-name="Standard">
      <style:text-properties officeooo:rsid="00042588" officeooo:paragraph-rsid="00197008"/>
    </style:style>
    <style:style style:name="P7" style:family="paragraph" style:parent-style-name="Standard">
      <style:text-properties officeooo:rsid="00042588" officeooo:paragraph-rsid="001995ac"/>
    </style:style>
    <style:style style:name="P8" style:family="paragraph" style:parent-style-name="Standard">
      <style:text-properties officeooo:rsid="00042588" officeooo:paragraph-rsid="001a6433"/>
    </style:style>
    <style:style style:name="P9" style:family="paragraph" style:parent-style-name="Standard">
      <style:text-properties officeooo:rsid="00042588" officeooo:paragraph-rsid="001bea5b"/>
    </style:style>
    <style:style style:name="P10" style:family="paragraph" style:parent-style-name="Standard">
      <style:text-properties officeooo:rsid="00042588" officeooo:paragraph-rsid="00042588"/>
    </style:style>
    <style:style style:name="P11" style:family="paragraph" style:parent-style-name="Standard">
      <style:text-properties officeooo:paragraph-rsid="000a06ae"/>
    </style:style>
    <style:style style:name="P12" style:family="paragraph" style:parent-style-name="Standard">
      <style:text-properties officeooo:paragraph-rsid="000bb8c0"/>
    </style:style>
    <style:style style:name="P13" style:family="paragraph" style:parent-style-name="Standard">
      <style:text-properties officeooo:paragraph-rsid="000d1bf9"/>
    </style:style>
    <style:style style:name="P14" style:family="paragraph" style:parent-style-name="Standard">
      <style:text-properties officeooo:rsid="00123653" officeooo:paragraph-rsid="0016e0bb"/>
    </style:style>
    <style:style style:name="P15" style:family="paragraph" style:parent-style-name="Standard">
      <style:text-properties officeooo:rsid="00123653" officeooo:paragraph-rsid="00123653"/>
    </style:style>
    <style:style style:name="P16" style:family="paragraph" style:parent-style-name="Standard">
      <style:text-properties officeooo:paragraph-rsid="0016e0bb"/>
    </style:style>
    <style:style style:name="P17" style:family="paragraph" style:parent-style-name="Standard">
      <style:text-properties officeooo:paragraph-rsid="00183dff"/>
    </style:style>
    <style:style style:name="P18" style:family="paragraph" style:parent-style-name="Standard">
      <style:text-properties officeooo:paragraph-rsid="00197008"/>
    </style:style>
    <style:style style:name="P19" style:family="paragraph" style:parent-style-name="Standard">
      <style:text-properties officeooo:paragraph-rsid="001995ac"/>
    </style:style>
    <style:style style:name="P20" style:family="paragraph" style:parent-style-name="Standard">
      <style:text-properties officeooo:paragraph-rsid="001a6433"/>
    </style:style>
    <style:style style:name="P21" style:family="paragraph" style:parent-style-name="Standard">
      <style:text-properties officeooo:paragraph-rsid="001bea5b"/>
    </style:style>
    <style:style style:name="P22" style:family="paragraph" style:parent-style-name="Standard" style:list-style-name="L1">
      <style:text-properties officeooo:paragraph-rsid="00042588"/>
    </style:style>
    <style:style style:name="P23" style:family="paragraph" style:parent-style-name="Standard" style:list-style-name="L1">
      <style:text-properties officeooo:rsid="00042588" officeooo:paragraph-rsid="00042588"/>
    </style:style>
    <style:style style:name="P24" style:family="paragraph" style:parent-style-name="Standard" style:list-style-name="L2">
      <style:text-properties officeooo:rsid="00042588" officeooo:paragraph-rsid="00091d57"/>
    </style:style>
    <style:style style:name="P25" style:family="paragraph" style:parent-style-name="Standard" style:list-style-name="L2">
      <style:text-properties officeooo:rsid="00042588" officeooo:paragraph-rsid="000a06ae"/>
    </style:style>
    <style:style style:name="P26" style:family="paragraph" style:parent-style-name="Standard" style:list-style-name="L3">
      <style:text-properties officeooo:rsid="00042588" officeooo:paragraph-rsid="000a06ae"/>
    </style:style>
    <style:style style:name="P27" style:family="paragraph" style:parent-style-name="Standard" style:list-style-name="L7">
      <style:text-properties officeooo:rsid="00042588" officeooo:paragraph-rsid="000d1bf9"/>
    </style:style>
    <style:style style:name="P28" style:family="paragraph" style:parent-style-name="Standard" style:list-style-name="L7">
      <style:text-properties officeooo:rsid="00042588" officeooo:paragraph-rsid="00042588"/>
    </style:style>
    <style:style style:name="P29" style:family="paragraph" style:parent-style-name="Standard" style:list-style-name="L8">
      <style:text-properties officeooo:rsid="00042588" officeooo:paragraph-rsid="000e0f9c"/>
    </style:style>
    <style:style style:name="P30" style:family="paragraph" style:parent-style-name="Standard" style:list-style-name="L8">
      <style:text-properties officeooo:rsid="00042588" officeooo:paragraph-rsid="00123653"/>
    </style:style>
    <style:style style:name="P31" style:family="paragraph" style:parent-style-name="Standard" style:list-style-name="L9">
      <style:text-properties officeooo:rsid="00042588" officeooo:paragraph-rsid="00123653"/>
    </style:style>
    <style:style style:name="P32" style:family="paragraph" style:parent-style-name="Standard" style:list-style-name="L13">
      <style:text-properties officeooo:rsid="00042588" officeooo:paragraph-rsid="0016e0bb"/>
    </style:style>
    <style:style style:name="P33" style:family="paragraph" style:parent-style-name="Standard" style:list-style-name="L14">
      <style:text-properties officeooo:rsid="00042588" officeooo:paragraph-rsid="0017bf5d"/>
    </style:style>
    <style:style style:name="P34" style:family="paragraph" style:parent-style-name="Standard" style:list-style-name="L15">
      <style:text-properties officeooo:rsid="00042588" officeooo:paragraph-rsid="00183dff"/>
    </style:style>
    <style:style style:name="P35" style:family="paragraph" style:parent-style-name="Standard" style:list-style-name="L16">
      <style:text-properties officeooo:rsid="00042588" officeooo:paragraph-rsid="00183dff"/>
    </style:style>
    <style:style style:name="P36" style:family="paragraph" style:parent-style-name="Standard" style:list-style-name="L17">
      <style:text-properties officeooo:rsid="00042588" officeooo:paragraph-rsid="00183dff"/>
    </style:style>
    <style:style style:name="P37" style:family="paragraph" style:parent-style-name="Standard" style:list-style-name="L18">
      <style:text-properties officeooo:rsid="00042588" officeooo:paragraph-rsid="00183dff"/>
    </style:style>
    <style:style style:name="P38" style:family="paragraph" style:parent-style-name="Standard" style:list-style-name="L19">
      <style:text-properties officeooo:rsid="00042588" officeooo:paragraph-rsid="00183dff"/>
    </style:style>
    <style:style style:name="P39" style:family="paragraph" style:parent-style-name="Standard" style:list-style-name="L20">
      <style:text-properties officeooo:rsid="00042588" officeooo:paragraph-rsid="00197008"/>
    </style:style>
    <style:style style:name="P40" style:family="paragraph" style:parent-style-name="Standard" style:list-style-name="L21">
      <style:text-properties officeooo:rsid="00042588" officeooo:paragraph-rsid="00197008"/>
    </style:style>
    <style:style style:name="P41" style:family="paragraph" style:parent-style-name="Standard" style:list-style-name="L22">
      <style:text-properties officeooo:rsid="00042588" officeooo:paragraph-rsid="00197008"/>
    </style:style>
    <style:style style:name="P42" style:family="paragraph" style:parent-style-name="Standard" style:list-style-name="L23">
      <style:text-properties officeooo:rsid="00042588" officeooo:paragraph-rsid="001995ac"/>
    </style:style>
    <style:style style:name="P43" style:family="paragraph" style:parent-style-name="Standard" style:list-style-name="L24">
      <style:text-properties officeooo:rsid="00042588" officeooo:paragraph-rsid="001995ac"/>
    </style:style>
    <style:style style:name="P44" style:family="paragraph" style:parent-style-name="Standard" style:list-style-name="L25">
      <style:text-properties officeooo:rsid="00042588" officeooo:paragraph-rsid="001995ac"/>
    </style:style>
    <style:style style:name="P45" style:family="paragraph" style:parent-style-name="Standard" style:list-style-name="L26">
      <style:text-properties officeooo:rsid="00042588" officeooo:paragraph-rsid="001a6433"/>
    </style:style>
    <style:style style:name="P46" style:family="paragraph" style:parent-style-name="Standard" style:list-style-name="L27">
      <style:text-properties officeooo:rsid="00042588" officeooo:paragraph-rsid="001a6433"/>
    </style:style>
    <style:style style:name="P47" style:family="paragraph" style:parent-style-name="Standard" style:list-style-name="L28">
      <style:text-properties officeooo:rsid="00042588" officeooo:paragraph-rsid="001a6433"/>
    </style:style>
    <style:style style:name="P48" style:family="paragraph" style:parent-style-name="Standard" style:list-style-name="L29">
      <style:text-properties officeooo:rsid="00042588" officeooo:paragraph-rsid="001bea5b"/>
    </style:style>
    <style:style style:name="P49" style:family="paragraph" style:parent-style-name="Standard" style:list-style-name="L30">
      <style:text-properties officeooo:rsid="00042588" officeooo:paragraph-rsid="001bea5b"/>
    </style:style>
    <style:style style:name="P50" style:family="paragraph" style:parent-style-name="Standard" style:list-style-name="L31">
      <style:text-properties officeooo:rsid="00042588" officeooo:paragraph-rsid="001bea5b"/>
    </style:style>
    <style:style style:name="P51" style:family="paragraph" style:parent-style-name="Standard" style:list-style-name="L32">
      <style:text-properties officeooo:rsid="00042588" officeooo:paragraph-rsid="001bea5b"/>
    </style:style>
    <style:style style:name="P52" style:family="paragraph" style:parent-style-name="Standard" style:list-style-name="L33">
      <style:text-properties officeooo:rsid="00042588" officeooo:paragraph-rsid="001bea5b"/>
    </style:style>
    <style:style style:name="P53" style:family="paragraph" style:parent-style-name="Standard" style:list-style-name="L2">
      <style:text-properties officeooo:paragraph-rsid="000a06ae"/>
    </style:style>
    <style:style style:name="P54" style:family="paragraph" style:parent-style-name="Standard" style:list-style-name="L3">
      <style:text-properties officeooo:paragraph-rsid="000a06ae"/>
    </style:style>
    <style:style style:name="P55" style:family="paragraph" style:parent-style-name="Standard" style:list-style-name="L4">
      <style:text-properties officeooo:paragraph-rsid="000bb8c0"/>
    </style:style>
    <style:style style:name="P56" style:family="paragraph" style:parent-style-name="Standard" style:list-style-name="L5">
      <style:text-properties officeooo:paragraph-rsid="000bb8c0"/>
    </style:style>
    <style:style style:name="P57" style:family="paragraph" style:parent-style-name="Standard" style:list-style-name="L5">
      <style:text-properties officeooo:paragraph-rsid="001d1348"/>
    </style:style>
    <style:style style:name="P58" style:family="paragraph" style:parent-style-name="Standard" style:list-style-name="L5">
      <style:text-properties officeooo:paragraph-rsid="000d1bf9"/>
    </style:style>
    <style:style style:name="P59" style:family="paragraph" style:parent-style-name="Standard" style:list-style-name="L6">
      <style:text-properties officeooo:paragraph-rsid="000d1bf9"/>
    </style:style>
    <style:style style:name="P60" style:family="paragraph" style:parent-style-name="Standard" style:list-style-name="L6">
      <style:text-properties officeooo:paragraph-rsid="001d1348"/>
    </style:style>
    <style:style style:name="P61" style:family="paragraph" style:parent-style-name="Standard" style:list-style-name="L6">
      <style:text-properties officeooo:paragraph-rsid="000bb8c0"/>
    </style:style>
    <style:style style:name="P62" style:family="paragraph" style:parent-style-name="Standard" style:list-style-name="L10">
      <style:text-properties officeooo:rsid="00123653" officeooo:paragraph-rsid="00123653"/>
    </style:style>
    <style:style style:name="P63" style:family="paragraph" style:parent-style-name="Standard" style:list-style-name="L11">
      <style:text-properties officeooo:rsid="00123653" officeooo:paragraph-rsid="001391ae"/>
    </style:style>
    <style:style style:name="P64" style:family="paragraph" style:parent-style-name="Standard" style:list-style-name="L12">
      <style:text-properties officeooo:rsid="00123653" officeooo:paragraph-rsid="0016e0bb"/>
    </style:style>
    <style:style style:name="P65" style:family="paragraph" style:parent-style-name="Standard" style:list-style-name="L13">
      <style:text-properties officeooo:paragraph-rsid="0016e0bb"/>
    </style:style>
    <style:style style:name="P66" style:family="paragraph" style:parent-style-name="Standard" style:list-style-name="L14">
      <style:text-properties officeooo:paragraph-rsid="0017bf5d"/>
    </style:style>
    <style:style style:name="P67" style:family="paragraph" style:parent-style-name="Standard" style:list-style-name="L15">
      <style:text-properties officeooo:paragraph-rsid="00183dff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042588"/>
    </style:style>
    <style:style style:name="T4" style:family="text">
      <style:text-properties officeooo:rsid="00091d57"/>
    </style:style>
    <style:style style:name="T5" style:family="text">
      <style:text-properties officeooo:rsid="000a06ae"/>
    </style:style>
    <style:style style:name="T6" style:family="text">
      <style:text-properties officeooo:rsid="000aee8b"/>
    </style:style>
    <style:style style:name="T7" style:family="text">
      <style:text-properties officeooo:rsid="000d1bf9"/>
    </style:style>
    <style:style style:name="T8" style:family="text">
      <style:text-properties officeooo:rsid="000e0f9c"/>
    </style:style>
    <style:style style:name="T9" style:family="text">
      <style:text-properties officeooo:rsid="00106826"/>
    </style:style>
    <style:style style:name="T10" style:family="text">
      <style:text-properties officeooo:rsid="00123653"/>
    </style:style>
    <style:style style:name="T11" style:family="text">
      <style:text-properties officeooo:rsid="001391ae"/>
    </style:style>
    <style:style style:name="T12" style:family="text">
      <style:text-properties officeooo:rsid="001539b0"/>
    </style:style>
    <style:style style:name="T13" style:family="text">
      <style:text-properties officeooo:rsid="0016e0bb"/>
    </style:style>
    <style:style style:name="T14" style:family="text">
      <style:text-properties officeooo:rsid="0017bf5d"/>
    </style:style>
    <style:style style:name="T15" style:family="text">
      <style:text-properties officeooo:rsid="00183dff"/>
    </style:style>
    <style:style style:name="T16" style:family="text">
      <style:text-properties officeooo:rsid="00194961"/>
    </style:style>
    <style:style style:name="T17" style:family="text">
      <style:text-properties officeooo:rsid="00197008"/>
    </style:style>
    <style:style style:name="T18" style:family="text">
      <style:text-properties officeooo:rsid="001995ac"/>
    </style:style>
    <style:style style:name="T19" style:family="text">
      <style:text-properties officeooo:rsid="001a0cbc"/>
    </style:style>
    <style:style style:name="T20" style:family="text">
      <style:text-properties officeooo:rsid="001a6433"/>
    </style:style>
    <style:style style:name="T21" style:family="text">
      <style:text-properties officeooo:rsid="001bea5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2cm" fo:text-indent="-0.635cm" fo:margin-left="3.75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市场开发管理</text:p>
      <text:p text:style-name="P1"><text:tab/>导航<text:span text:style-name="T2">下拉名_1:计划管理</text:span></text:p>
      <text:p text:style-name="P1"><text:tab/><text:tab/>导航<text:span text:style-name="T2">名_1:年计划</text:span></text:p>
      <text:p text:style-name="P1"><text:tab/><text:tab/><text:tab/>功能名_<text:span text:style-name="T1">1:列表 功能类型:网格</text:span></text:p>
      <text:list xml:id="list7567414421188678926" text:style-name="L1">
        <text:list-item>
          <text:p text:style-name="P23">字段名:年份</text:p>
        </text:list-item>
        <text:list-item>
          <text:p text:style-name="P23">字段名:业务类型</text:p>
        </text:list-item>
        <text:list-item>
          <text:p text:style-name="P23">字段名:工作量权重</text:p>
        </text:list-item>
        <text:list-item>
          <text:p text:style-name="P23">字段名:业务方向科目</text:p>
        </text:list-item>
        <text:list-item>
          <text:p text:style-name="P23">字段名:业务可发展对象</text:p>
        </text:list-item>
        <text:list-item>
          <text:p text:style-name="P23">字段名:同一类业务类型中占比</text:p>
        </text:list-item>
        <text:list-item>
          <text:p text:style-name="P22">字段名:各业务科目年度占比</text:p>
        </text:list-item>
      </text:list>
      <text:p text:style-name="P1"><text:tab/><text:tab/><text:tab/>功能名_<text:span text:style-name="T4">2:添加 功能类型:编辑</text:span></text:p>
      <text:list xml:id="list8453267601329738859" text:style-name="L2">
        <text:list-item>
          <text:p text:style-name="P24">字段名:年份 字段类型:单选框 必填 可填写</text:p>
        </text:list-item>
        <text:list-item>
          <text:p text:style-name="P24">字段名:业务类型 字段类型:单选框 必填 可填写</text:p>
        </text:list-item>
        <text:list-item>
          <text:p text:style-name="P24">字段名:工作量权重 字段类型:数字框 <text:span text:style-name="T4">0~100 必填</text:span></text:p>
        </text:list-item>
        <text:list-item>
          <text:p text:style-name="P24">字段名:业务方向科目 字段类型:单选框 必填 可填写</text:p>
        </text:list-item>
        <text:list-item>
          <text:p text:style-name="P24">字段名:业务可发展对象 字段类型:数字框 大于<text:span text:style-name="T5">0 必填 </text:span></text:p>
        </text:list-item>
        <text:list-item>
          <text:p text:style-name="P25">字段名:同一类业务类型中占比 字段类型:数字框 0~100 必填</text:p>
        </text:list-item>
        <text:list-item>
          <text:p text:style-name="P53">字段名:各业务科目年度占比 <text:span text:style-name="T3">字段类型:数字框 0~100 必填</text:span></text:p>
        </text:list-item>
      </text:list>
      <text:p text:style-name="P11"><text:tab/><text:tab/><text:tab/>功能名_<text:span text:style-name="T4">2:添加 功能类型:编辑</text:span></text:p>
      <text:list xml:id="list3694412174637876328" text:style-name="L3">
        <text:list-item>
          <text:p text:style-name="P26">字段名:年份 字段类型:单选框 必填 可填写</text:p>
        </text:list-item>
        <text:list-item>
          <text:p text:style-name="P26">字段名:业务类型 字段类型:单选框 必填 可填写</text:p>
        </text:list-item>
        <text:list-item>
          <text:p text:style-name="P26">字段名:工作量权重 字段类型:数字框 <text:span text:style-name="T4">0~100 必填</text:span></text:p>
        </text:list-item>
        <text:list-item>
          <text:p text:style-name="P26">字段名:业务方向科目 字段类型:单选框 必填 可填写</text:p>
        </text:list-item>
        <text:list-item>
          <text:p text:style-name="P26">字段名:业务可发展对象 字段类型:数字框 大于<text:span text:style-name="T5">0 必填 </text:span></text:p>
        </text:list-item>
        <text:list-item>
          <text:p text:style-name="P26">字段名:同一类业务类型中占比 字段类型:数字框 0~100 必填</text:p>
        </text:list-item>
        <text:list-item>
          <text:p text:style-name="P54">字段名:各业务科目年度占比 <text:span text:style-name="T3">字段类型:数字框 0~100 必填</text:span></text:p>
        </text:list-item>
      </text:list>
      <text:p text:style-name="P11"><text:tab/><text:tab/><text:tab/><text:bookmark-start text:name="__DdeLink__224_587274333"/>功能名_<text:span text:style-name="T5">3:删除 功能类型:编辑</text:span></text:p>
      <text:p text:style-name="P11"><text:tab/><text:tab/><text:tab/>功能名_<text:span text:style-name="T5">4:导出 功能类型:编辑</text:span><text:bookmark-end text:name="__DdeLink__224_587274333"/></text:p>
      <text:p text:style-name="P1"><text:tab/><text:tab/>导航名_<text:span text:style-name="T6">2:月计划</text:span></text:p>
      <text:p text:style-name="P12"><text:tab/><text:tab/><text:tab/>功能名_<text:span text:style-name="T6">1:列表 功能类型:网格</text:span></text:p>
      <text:list xml:id="list650708185851859543" text:style-name="L4">
        <text:list-item>
          <text:p text:style-name="P55">字段名:年份</text:p>
        </text:list-item>
        <text:list-item>
          <text:p text:style-name="P55">字段名:月份</text:p>
        </text:list-item>
        <text:list-item>
          <text:p text:style-name="P55">字段名:业务类型</text:p>
        </text:list-item>
        <text:list-item>
          <text:p text:style-name="P55">字段名:业务方向科目</text:p>
        </text:list-item>
        <text:list-item>
          <text:p text:style-name="P55">字段名:各科目年度占比</text:p>
        </text:list-item>
        <text:list-item>
          <text:p text:style-name="P55">字段名:业务可发展对象<text:bookmark-start text:name="__DdeLink__1589_313277617"/></text:p>
        </text:list-item>
        <text:list-item>
          <text:p text:style-name="P55">字段名:各科目年度总任务量<text:bookmark-end text:name="__DdeLink__1589_313277617"/></text:p>
        </text:list-item>
        <text:list-item>
          <text:p text:style-name="P55">字段名:年度占比</text:p>
        </text:list-item>
        <text:list-item>
          <text:p text:style-name="P55">字段名:业务方向科目中占比</text:p>
        </text:list-item>
        <text:list-item>
          <text:p text:style-name="P55">字段名:计划最小任务量</text:p>
        </text:list-item>
        <text:list-item>
          <text:p text:style-name="P55">字段名:合计</text:p>
        </text:list-item>
      </text:list>
      <text:p text:style-name="P12"><text:tab/><text:tab/><text:tab/>功能名_<text:span text:style-name="T7">2:添加 功能类型:编辑</text:span></text:p>
      <text:list xml:id="list6576317032059998662" text:style-name="L5">
        <text:list-item>
          <text:p text:style-name="P56">字段名:年计划 <text:s/>字段类型:单选框 必填</text:p>
        </text:list-item>
        <text:list-item>
          <text:p text:style-name="P56"><text:soft-page-break/>字段名:月份 字段类型:单选框 必填 不可填写</text:p>
        </text:list-item>
        <text:list-item>
          <text:p text:style-name="P56">字段名:年度占比 <text:s/>字段类型:数字框 <text:span text:style-name="T7">0~100 必填</text:span></text:p>
        </text:list-item>
        <text:list-item>
          <text:p text:style-name="P57">字段名:各科目年度总任务量 字段类型:数字框 <text:span text:style-name="T7">必填</text:span></text:p>
        </text:list-item>
        <text:list-item>
          <text:p text:style-name="P56">字段名:业务方向科目中占比 字段类型:数字框 <text:span text:style-name="T7">0~100 必填</text:span></text:p>
        </text:list-item>
        <text:list-item>
          <text:p text:style-name="P58">字段名:计划最小任务量 字段类型:数字框 大于<text:span text:style-name="T7">0 必填</text:span></text:p>
        </text:list-item>
      </text:list>
      <text:p text:style-name="P13"><text:tab/><text:tab/><text:tab/>功能名_<text:span text:style-name="T7">3:编辑 功能类型:编辑</text:span></text:p>
      <text:list xml:id="list3072867976690895769" text:style-name="L6">
        <text:list-item>
          <text:p text:style-name="P59">字段名:年计划 <text:s/>字段类型:单选框 必填</text:p>
        </text:list-item>
        <text:list-item>
          <text:p text:style-name="P59">字段名:月份 字段类型:单选框 必填 不可填写</text:p>
        </text:list-item>
        <text:list-item>
          <text:p text:style-name="P59">字段名:年度占比 <text:s/>字段类型:数字框 <text:span text:style-name="T7">0~100 必填</text:span><text:bookmark-start text:name="__DdeLink__1592_313277617"/></text:p>
        </text:list-item>
        <text:list-item>
          <text:p text:style-name="P60">字段名:各科目年度总任务量 字段类型:数字框 <text:span text:style-name="T7">必填</text:span><text:bookmark-end text:name="__DdeLink__1592_313277617"/></text:p>
        </text:list-item>
        <text:list-item>
          <text:p text:style-name="P59">字段名:业务方向科目中占比 字段类型:数字框 <text:span text:style-name="T7">0~100 必填</text:span></text:p>
        </text:list-item>
        <text:list-item>
          <text:p text:style-name="P61">字段名:计划最小任务量 字段类型:数字框 大于<text:span text:style-name="T7">0 必填</text:span></text:p>
        </text:list-item>
      </text:list>
      <text:p text:style-name="P2"><text:tab/><text:tab/><text:tab/>功能名_<text:span text:style-name="T5">3:删除 功能类型:编辑</text:span></text:p>
      <text:p text:style-name="P2"><text:tab/><text:tab/><text:tab/>功能名_4:上传 功能类型:编辑</text:p>
      <text:p text:style-name="P2"><text:tab/><text:tab/><text:tab/>功能名_<text:span text:style-name="T7">5:导出 功能类型:编辑</text:span></text:p>
      <text:p text:style-name="P2"><text:tab/><text:tab/>导航名_<text:span text:style-name="T8">3:周计划 </text:span></text:p>
      <text:p text:style-name="P2"><text:tab/><text:tab/><text:tab/>功能名_<text:span text:style-name="T8">1:列表 功能类型:网格</text:span></text:p>
      <text:list xml:id="list4449007949834814680" text:style-name="L7">
        <text:list-item>
          <text:p text:style-name="P27">字段名:年份</text:p>
        </text:list-item>
        <text:list-item>
          <text:p text:style-name="P27">字段名:月份</text:p>
        </text:list-item>
        <text:list-item>
          <text:p text:style-name="P28">字段名:总任务量</text:p>
        </text:list-item>
        <text:list-item>
          <text:p text:style-name="P28">字段名:业务方向科目</text:p>
        </text:list-item>
        <text:list-item>
          <text:p text:style-name="P28">字段名:周期</text:p>
        </text:list-item>
        <text:list-item>
          <text:p text:style-name="P28">字段名:各周工作量在整月占比</text:p>
        </text:list-item>
        <text:list-item>
          <text:p text:style-name="P28">字段名:查询</text:p>
        </text:list-item>
        <text:list-item>
          <text:p text:style-name="P28">字段名:了解</text:p>
        </text:list-item>
        <text:list-item>
          <text:p text:style-name="P28">字段名:接触</text:p>
        </text:list-item>
        <text:list-item>
          <text:p text:style-name="P28">字段名:拜访</text:p>
        </text:list-item>
        <text:list-item>
          <text:p text:style-name="P28">字段名:活动</text:p>
        </text:list-item>
        <text:list-item>
          <text:p text:style-name="P28">字段名:合计</text:p>
        </text:list-item>
      </text:list>
      <text:p text:style-name="P10"><text:tab/><text:tab/><text:tab/>功能名_2:添加 功能类型:编辑</text:p>
      <text:list xml:id="list7458247683021617973" text:style-name="L8">
        <text:list-item>
          <text:p text:style-name="P29">字段名:月份计划 字段类型:单选框 必填 可填写</text:p>
        </text:list-item>
        <text:list-item>
          <text:p text:style-name="P29">字段名:总任务量 字段类型:数字框 必填</text:p>
        </text:list-item>
        <text:list-item>
          <text:p text:style-name="P29">字段名:业务方向科目 字段类型:单选框 必填</text:p>
        </text:list-item>
        <text:list-item>
          <text:p text:style-name="P29">字段名:周期 字段类型:日期框 必填</text:p>
        </text:list-item>
        <text:list-item>
          <text:p text:style-name="P29">字段名:各周工作量在整月占比 字段类型:数字框 <text:span text:style-name="T9">0~100 必填</text:span></text:p>
        </text:list-item>
        <text:list-item>
          <text:p text:style-name="P29">字段名:查询 字段类型:数字框 必填</text:p>
        </text:list-item>
        <text:list-item>
          <text:p text:style-name="P30">字段名:了解 字段类型:数字框 必填</text:p>
        </text:list-item>
        <text:list-item>
          <text:p text:style-name="P30">字段名:接触 字段类型:数字框 必填</text:p>
        </text:list-item>
        <text:list-item>
          <text:p text:style-name="P30">字段名:拜访 字段类型:数字框 必填</text:p>
        </text:list-item>
        <text:list-item>
          <text:p text:style-name="P30">字段名:活动 字段类型:数字框 必填</text:p>
        </text:list-item>
      </text:list>
      <text:p text:style-name="P3"><text:tab/><text:tab/><text:tab/>功能名_<text:span text:style-name="T11">3</text:span>:编辑 功能类型:编辑</text:p>
      <text:list xml:id="list797663596061543832" text:style-name="L9">
        <text:list-item>
          <text:p text:style-name="P31">字段名:月份计划 字段类型:单选框 必填 可填写</text:p>
        </text:list-item>
        <text:list-item>
          <text:p text:style-name="P31">字段名:总任务量 字段类型:数字框 必填</text:p>
        </text:list-item>
        <text:list-item>
          <text:p text:style-name="P31">字段名:业务方向科目 字段类型:单选框 必填</text:p>
        </text:list-item>
        <text:list-item>
          <text:p text:style-name="P31">字段名:周期 字段类型:日期框 必填</text:p>
        </text:list-item>
        <text:list-item>
          <text:p text:style-name="P31">字段名:各周工作量在整月占比 字段类型:数字框 <text:span text:style-name="T9">0~100 必填</text:span></text:p>
        </text:list-item>
        <text:list-item>
          <text:p text:style-name="P31"><text:soft-page-break/>字段名:查询 字段类型:数字框 必填</text:p>
        </text:list-item>
        <text:list-item>
          <text:p text:style-name="P31">字段名:了解 字段类型:数字框 必填</text:p>
        </text:list-item>
        <text:list-item>
          <text:p text:style-name="P31">字段名:接触 字段类型:数字框 必填</text:p>
        </text:list-item>
        <text:list-item>
          <text:p text:style-name="P31">字段名:拜访 字段类型:数字框 必填</text:p>
        </text:list-item>
        <text:list-item>
          <text:p text:style-name="P31">字段名:活动 字段类型:数字框 必填</text:p>
        </text:list-item>
      </text:list>
      <text:p text:style-name="P3"><text:tab/><text:tab/><text:tab/>功能名_<text:span text:style-name="T5">3:删除 功能类型:编辑</text:span></text:p>
      <text:p text:style-name="P3"><text:tab/><text:tab/><text:tab/>功能名_4:上传 功能类型:编辑</text:p>
      <text:p text:style-name="P3"><text:tab/><text:tab/><text:tab/>功能名_<text:span text:style-name="T7">5:导出 功能类型:编辑</text:span></text:p>
      <text:p text:style-name="P3"><text:tab/><text:tab/>导航名_<text:span text:style-name="T10">4:日计划</text:span></text:p>
      <text:p text:style-name="P3"><text:tab/><text:tab/><text:tab/>功能名_<text:span text:style-name="T10">1:列表 功能类型:网格</text:span></text:p>
      <text:list xml:id="list7258023415428886200" text:style-name="L10">
        <text:list-item>
          <text:p text:style-name="P62">字段名:序号</text:p>
        </text:list-item>
        <text:list-item>
          <text:p text:style-name="P62">字段名:时间</text:p>
        </text:list-item>
        <text:list-item>
          <text:p text:style-name="P62">字段名:业务状态</text:p>
        </text:list-item>
        <text:list-item>
          <text:p text:style-name="P62">字段名:业务类型</text:p>
        </text:list-item>
        <text:list-item>
          <text:p text:style-name="P62">字段名:业务方向科目</text:p>
        </text:list-item>
        <text:list-item>
          <text:p text:style-name="P62">字段名:公司名称</text:p>
        </text:list-item>
        <text:list-item>
          <text:p text:style-name="P62">字段名:计划工作内容</text:p>
        </text:list-item>
        <text:list-item>
          <text:p text:style-name="P62">字段名:所属阶段</text:p>
        </text:list-item>
        <text:list-item>
          <text:p text:style-name="P62">字段名:任务量</text:p>
        </text:list-item>
        <text:list-item>
          <text:p text:style-name="P62">字段名:任务人</text:p>
        </text:list-item>
        <text:list-item>
          <text:p text:style-name="P62">字段名:负责人</text:p>
        </text:list-item>
        <text:list-item>
          <text:p text:style-name="P62">字段名:洽谈方式</text:p>
        </text:list-item>
        <text:list-item>
          <text:p text:style-name="P62">字段名:商务预算费</text:p>
        </text:list-item>
        <text:list-item>
          <text:p text:style-name="P62">字段名:客户姓名</text:p>
        </text:list-item>
        <text:list-item>
          <text:p text:style-name="P62">字段名:客户电话</text:p>
        </text:list-item>
        <text:list-item>
          <text:p text:style-name="P62">字段名:商务内容</text:p>
        </text:list-item>
        <text:list-item>
          <text:p text:style-name="P62">字段名:配合人</text:p>
        </text:list-item>
      </text:list>
      <text:p text:style-name="P15"><text:tab/><text:tab/><text:tab/>功能名_2:添加 功能类型:编辑</text:p>
      <text:list xml:id="list1414517303660307281" text:style-name="L11">
        <text:list-item>
          <text:p text:style-name="P63">字段名:时间 字段类型:日期框 必填</text:p>
        </text:list-item>
        <text:list-item>
          <text:p text:style-name="P63">字段名:业务状态 字段类型:布尔框 立项前/立项后 默认立项后</text:p>
        </text:list-item>
        <text:list-item>
          <text:p text:style-name="P63">字段名:业务类型 <text:s/>字段类型:单选框 必填</text:p>
        </text:list-item>
        <text:list-item>
          <text:p text:style-name="P63">字段名:业务方向科目 字段类型:单选框 必填</text:p>
        </text:list-item>
        <text:list-item>
          <text:p text:style-name="P63">字段名:公司名称 字段类型:文本框 必填</text:p>
        </text:list-item>
        <text:list-item>
          <text:p text:style-name="P63">字段名:计划工作内容 字段类型:文本框 必填</text:p>
        </text:list-item>
        <text:list-item>
          <text:p text:style-name="P63">字段名:所属阶段 字段类型:多选框 必填</text:p>
        </text:list-item>
        <text:list-item>
          <text:p text:style-name="P63">字段名:任务量 字段类型:数字框 大于<text:span text:style-name="T12">0 必填</text:span></text:p>
        </text:list-item>
        <text:list-item>
          <text:p text:style-name="P63">字段名:任务人 字段类型:单选框 必填</text:p>
        </text:list-item>
        <text:list-item>
          <text:p text:style-name="P63">字段名:负责人 字段类型:单选框 必填</text:p>
        </text:list-item>
        <text:list-item>
          <text:p text:style-name="P63">字段名:洽谈方式 字段类型:文本框 必填</text:p>
        </text:list-item>
        <text:list-item>
          <text:p text:style-name="P63">字段名:商务预算费 字段类型:数字框 大于<text:span text:style-name="T12">0 保留两位小数 必填</text:span></text:p>
        </text:list-item>
        <text:list-item>
          <text:p text:style-name="P63">字段名:客户姓名 字段类型:文本框 必填</text:p>
        </text:list-item>
        <text:list-item>
          <text:p text:style-name="P63">字段名:客户电话 字段类型:文本框 非必填</text:p>
        </text:list-item>
        <text:list-item>
          <text:p text:style-name="P63">字段名:商务内容 字段类型:文本框 必填</text:p>
        </text:list-item>
        <text:list-item>
          <text:p text:style-name="P63">字段名:配合人 字段类型:文本框 非必填</text:p>
        </text:list-item>
      </text:list>
      <text:p text:style-name="P14"><text:tab/><text:tab/><text:tab/>功能名_<text:span text:style-name="T13">3</text:span>:编辑 功能类型:编辑</text:p>
      <text:list xml:id="list6280807501139641545" text:style-name="L12">
        <text:list-item>
          <text:p text:style-name="P64">字段名:时间 字段类型:日期框 必填</text:p>
        </text:list-item>
        <text:list-item>
          <text:p text:style-name="P64"><text:soft-page-break/>字段名:业务状态 字段类型:布尔框 立项前/立项后 默认立项后</text:p>
        </text:list-item>
        <text:list-item>
          <text:p text:style-name="P64">字段名:业务类型 <text:s/>字段类型:单选框 必填</text:p>
        </text:list-item>
        <text:list-item>
          <text:p text:style-name="P64">字段名:业务方向科目 字段类型:单选框 必填</text:p>
        </text:list-item>
        <text:list-item>
          <text:p text:style-name="P64">字段名:公司名称 字段类型:文本框 必填</text:p>
        </text:list-item>
        <text:list-item>
          <text:p text:style-name="P64">字段名:计划工作内容 字段类型:文本框 必填</text:p>
        </text:list-item>
        <text:list-item>
          <text:p text:style-name="P64">字段名:所属阶段 字段类型:多选框 必填</text:p>
        </text:list-item>
        <text:list-item>
          <text:p text:style-name="P64">字段名:任务量 字段类型:数字框 大于<text:span text:style-name="T12">0 必填</text:span></text:p>
        </text:list-item>
        <text:list-item>
          <text:p text:style-name="P64">字段名:任务人 字段类型:单选框 必填</text:p>
        </text:list-item>
        <text:list-item>
          <text:p text:style-name="P64">字段名:负责人 字段类型:单选框 必填</text:p>
        </text:list-item>
        <text:list-item>
          <text:p text:style-name="P64">字段名:洽谈方式 字段类型:文本框 必填</text:p>
        </text:list-item>
        <text:list-item>
          <text:p text:style-name="P64">字段名:商务预算费 字段类型:数字框 大于<text:span text:style-name="T12">0 保留两位小数 必填</text:span></text:p>
        </text:list-item>
        <text:list-item>
          <text:p text:style-name="P64">字段名:客户姓名 字段类型:文本框 必填</text:p>
        </text:list-item>
        <text:list-item>
          <text:p text:style-name="P64">字段名:客户电话 字段类型:文本框 非必填</text:p>
        </text:list-item>
        <text:list-item>
          <text:p text:style-name="P64">字段名:商务内容 字段类型:文本框 必填</text:p>
        </text:list-item>
        <text:list-item>
          <text:p text:style-name="P64">字段名:配合人 字段类型:文本框 非必填</text:p>
        </text:list-item>
      </text:list>
      <text:p text:style-name="P16"><text:tab/><text:tab/><text:tab/><text:span text:style-name="T3">功能名_3:删除 功能类型:编辑</text:span></text:p>
      <text:p text:style-name="P4"><text:tab/><text:tab/><text:tab/>功能名_4:上传 功能类型:编辑</text:p>
      <text:p text:style-name="P4"><text:tab/><text:tab/><text:tab/>功能名_<text:span text:style-name="T7">5:导出 功能类型:编辑</text:span></text:p>
      <text:p text:style-name="P4"><text:tab/>导航下拉条_<text:span text:style-name="T13">2:市场管理</text:span></text:p>
      <text:p text:style-name="P4"><text:tab/><text:tab/>导航名_<text:span text:style-name="T13">1:市场需求分析</text:span></text:p>
      <text:p text:style-name="P4"><text:tab/><text:tab/><text:tab/>功能名_<text:span text:style-name="T13">1:列表 功能类型:网格</text:span></text:p>
      <text:list xml:id="list8931421097140889990" text:style-name="L13">
        <text:list-item>
          <text:p text:style-name="P32">字段名:业务类型</text:p>
        </text:list-item>
        <text:list-item>
          <text:p text:style-name="P65">字段名:业务方向科目</text:p>
        </text:list-item>
        <text:list-item>
          <text:p text:style-name="P65">字段名:目标人群</text:p>
        </text:list-item>
        <text:list-item>
          <text:p text:style-name="P65">字段名:价格定位</text:p>
        </text:list-item>
        <text:list-item>
          <text:p text:style-name="P65">字段名:备注</text:p>
        </text:list-item>
      </text:list>
      <text:p text:style-name="P16"><text:tab/><text:tab/><text:tab/>功能名_<text:span text:style-name="T14">2:添加 功能类型:编辑</text:span></text:p>
      <text:list xml:id="list5068857940293950855" text:style-name="L14">
        <text:list-item>
          <text:p text:style-name="P33">字段名:业务类型 字段类型:单选框 必填 不可填写</text:p>
        </text:list-item>
        <text:list-item>
          <text:p text:style-name="P66">字段名:业务方向科目 字段类型:单选框 必填</text:p>
        </text:list-item>
        <text:list-item>
          <text:p text:style-name="P66">字段名:目标人群 字段类型:文本框 必填</text:p>
        </text:list-item>
        <text:list-item>
          <text:p text:style-name="P66">字段名:价格定位 字段类型:数字框 必填</text:p>
        </text:list-item>
        <text:list-item>
          <text:p text:style-name="P66">字段名:备注 字段类型:文本框 非必填</text:p>
        </text:list-item>
      </text:list>
      <text:p text:style-name="P17"><text:tab/><text:tab/><text:tab/>功能名_<text:span text:style-name="T15">3:编辑 功能类型:编辑</text:span></text:p>
      <text:list xml:id="list8023925446974829231" text:style-name="L15">
        <text:list-item>
          <text:p text:style-name="P34">字段名:业务类型 字段类型:单选框 必填 不可填写</text:p>
        </text:list-item>
        <text:list-item>
          <text:p text:style-name="P67">字段名:业务方向科目 字段类型:单选框 必填</text:p>
        </text:list-item>
        <text:list-item>
          <text:p text:style-name="P67">字段名:目标人群 字段类型:文本框 必填</text:p>
        </text:list-item>
        <text:list-item>
          <text:p text:style-name="P67">字段名:价格定位 字段类型:数字框 必填</text:p>
        </text:list-item>
        <text:list-item>
          <text:p text:style-name="P67">字段名:备注 字段类型:文本框 非必填</text:p>
        </text:list-item>
      </text:list>
      <text:p text:style-name="P17"><text:tab/><text:tab/><text:tab/><text:span text:style-name="T3">功能名_3:删除 功能类型:编辑</text:span></text:p>
      <text:p text:style-name="P5"><text:tab/><text:tab/><text:tab/>功能名_4:上传 功能类型:编辑</text:p>
      <text:p text:style-name="P5"><text:tab/><text:tab/><text:tab/>功能名_<text:span text:style-name="T7">5:导出 功能类型:编辑</text:span></text:p>
      <text:p text:style-name="P5"><text:tab/><text:tab/>导航名_<text:span text:style-name="T15">2:目标信息</text:span></text:p>
      <text:p text:style-name="P5"><text:tab/><text:tab/><text:tab/>功能名_<text:span text:style-name="T15">1:列表 功能类型:网格</text:span></text:p>
      <text:list xml:id="list4748611726713952325" text:style-name="L16">
        <text:list-item>
          <text:p text:style-name="P35">字段名:地区</text:p>
        </text:list-item>
        <text:list-item>
          <text:p text:style-name="P35">字段名:业务类型</text:p>
        </text:list-item>
        <text:list-item>
          <text:p text:style-name="P35">字段名:业务方向科目</text:p>
        </text:list-item>
        <text:list-item>
          <text:p text:style-name="P35"><text:soft-page-break/>字段名:客户基本信息</text:p>
        </text:list-item>
        <text:list-item>
          <text:p text:style-name="P35">字段名:备注</text:p>
        </text:list-item>
      </text:list>
      <text:p text:style-name="P5"><text:tab/><text:tab/><text:tab/>功能名_<text:span text:style-name="T15">2:添加 功能类型:编辑</text:span></text:p>
      <text:list xml:id="list2553100345900040311" text:style-name="L17">
        <text:list-item>
          <text:p text:style-name="P36">字段名:地区 字段类型:单选框 必填</text:p>
        </text:list-item>
        <text:list-item>
          <text:p text:style-name="P36">字段名:业务类型 字段类型:单选框 必填</text:p>
        </text:list-item>
        <text:list-item>
          <text:p text:style-name="P36">字段名:业务方向科目 字段类型:单选框 必填</text:p>
        </text:list-item>
        <text:list-item>
          <text:p text:style-name="P36">字段名:客户基本信息 字段类型:单选框 必填</text:p>
        </text:list-item>
        <text:list-item>
          <text:p text:style-name="P36">字段名:备注 字段类型:文本框 非必填</text:p>
        </text:list-item>
      </text:list>
      <text:p text:style-name="P17"><text:tab/><text:tab/><text:tab/>功能名_<text:span text:style-name="T15">3:编辑 功能类型:编辑</text:span></text:p>
      <text:list xml:id="list7904492256472555975" text:style-name="L18">
        <text:list-item>
          <text:p text:style-name="P37">字段名:地区 字段类型:单选框 必填</text:p>
        </text:list-item>
        <text:list-item>
          <text:p text:style-name="P37">字段名:业务类型 字段类型:单选框 必填</text:p>
        </text:list-item>
        <text:list-item>
          <text:p text:style-name="P37">字段名:业务方向科目 字段类型:单选框 必填</text:p>
        </text:list-item>
        <text:list-item>
          <text:p text:style-name="P37">字段名:客户基本信息 字段类型:单选框 必填</text:p>
        </text:list-item>
        <text:list-item>
          <text:p text:style-name="P37">字段名:备注 字段类型:文本框 非必填</text:p>
        </text:list-item>
      </text:list>
      <text:p text:style-name="P17"><text:tab/><text:tab/><text:tab/><text:span text:style-name="T3">功能名_3:删除 功能类型:编辑</text:span></text:p>
      <text:p text:style-name="P5"><text:tab/><text:tab/><text:tab/>功能名_4:上传 功能类型:编辑</text:p>
      <text:p text:style-name="P5"><text:tab/><text:tab/><text:tab/>功能名_<text:span text:style-name="T7">5:导出 功能类型:编辑</text:span></text:p>
      <text:p text:style-name="P5"><text:tab/><text:tab/>功能名_<text:span text:style-name="T16">3:市场挖掘</text:span></text:p>
      <text:p text:style-name="P5"><text:tab/><text:tab/><text:tab/>功能名_<text:span text:style-name="T16">1:列表 功能类型:网格</text:span></text:p>
      <text:list xml:id="list4070271673293072095" text:style-name="L19">
        <text:list-item>
          <text:p text:style-name="P38">字段名:业务类型</text:p>
        </text:list-item>
        <text:list-item>
          <text:p text:style-name="P38">字段名:业务对象</text:p>
        </text:list-item>
        <text:list-item>
          <text:p text:style-name="P38">字段名:人员</text:p>
        </text:list-item>
        <text:list-item>
          <text:p text:style-name="P38">字段名:资质</text:p>
        </text:list-item>
        <text:list-item>
          <text:p text:style-name="P38">字段名:其他</text:p>
        </text:list-item>
        <text:list-item>
          <text:p text:style-name="P38">字段名:备注</text:p>
        </text:list-item>
      </text:list>
      <text:p text:style-name="P5"><text:tab/><text:tab/><text:tab/>功能名_<text:span text:style-name="T17">2:添加 功能类型:编辑</text:span></text:p>
      <text:list xml:id="list7815080709220739130" text:style-name="L20">
        <text:list-item>
          <text:p text:style-name="P39">字段名:业务类型 字段类型:单选框 必填</text:p>
        </text:list-item>
        <text:list-item>
          <text:p text:style-name="P39">字段名:业务对象 字段类型:文本框 必填</text:p>
        </text:list-item>
        <text:list-item>
          <text:p text:style-name="P39">字段名:人员 字段类型:文本框 必填</text:p>
        </text:list-item>
        <text:list-item>
          <text:p text:style-name="P39">字段名:资质 字段类型:文本框 必填</text:p>
        </text:list-item>
        <text:list-item>
          <text:p text:style-name="P39">字段名:其他 字段类型:文本框 非必填</text:p>
        </text:list-item>
        <text:list-item>
          <text:p text:style-name="P39">字段名:备注 字段类型:文本框 非必填</text:p>
        </text:list-item>
      </text:list>
      <text:p text:style-name="P6"><text:tab/><text:tab/><text:tab/>功能名_<text:span text:style-name="T17">3:编辑 功能类型:编辑</text:span></text:p>
      <text:list xml:id="list3966742030766963528" text:style-name="L21">
        <text:list-item>
          <text:p text:style-name="P40">字段名:业务类型 字段类型:单选框 必填</text:p>
        </text:list-item>
        <text:list-item>
          <text:p text:style-name="P40">字段名:业务对象 字段类型:文本框 必填</text:p>
        </text:list-item>
        <text:list-item>
          <text:p text:style-name="P40">字段名:人员 字段类型:文本框 必填</text:p>
        </text:list-item>
        <text:list-item>
          <text:p text:style-name="P40">字段名:资质 字段类型:文本框 必填</text:p>
        </text:list-item>
        <text:list-item>
          <text:p text:style-name="P40">字段名:其他 字段类型:文本框 非必填</text:p>
        </text:list-item>
        <text:list-item>
          <text:p text:style-name="P40">字段名:备注 字段类型:文本框 非必填</text:p>
        </text:list-item>
      </text:list>
      <text:p text:style-name="P18"><text:tab/><text:tab/><text:tab/><text:span text:style-name="T3">功能名_3:删除 功能类型:编辑</text:span></text:p>
      <text:p text:style-name="P6"><text:tab/><text:tab/><text:tab/>功能名_4:上传 功能类型:编辑</text:p>
      <text:p text:style-name="P6"><text:tab/><text:tab/><text:tab/>功能名_<text:span text:style-name="T7">5:导出 功能类型:编辑</text:span></text:p>
      <text:p text:style-name="P6"><text:tab/><text:tab/>导航名_<text:span text:style-name="T17">4:市场调研</text:span></text:p>
      <text:p text:style-name="P6"><text:tab/><text:tab/><text:tab/>功能名_<text:span text:style-name="T17">1:列表 功能类型:网格</text:span></text:p>
      <text:list xml:id="list2876719820731175991" text:style-name="L22">
        <text:list-item>
          <text:p text:style-name="P41">字段名:业务类型</text:p>
        </text:list-item>
        <text:list-item>
          <text:p text:style-name="P41">字段名:业务方向科目</text:p>
        </text:list-item>
        <text:list-item>
          <text:p text:style-name="P41"><text:soft-page-break/>字段名:业务对象</text:p>
        </text:list-item>
        <text:list-item>
          <text:p text:style-name="P41">字段名:竞争对手名称</text:p>
        </text:list-item>
        <text:list-item>
          <text:p text:style-name="P41">字段名:价格评估</text:p>
        </text:list-item>
        <text:list-item>
          <text:p text:style-name="P41">字段名:备注</text:p>
        </text:list-item>
      </text:list>
      <text:p text:style-name="P6"><text:tab/><text:tab/><text:tab/>功能名_<text:span text:style-name="T18">2:添加 功能类型:编辑</text:span></text:p>
      <text:list xml:id="list5234673048246627155" text:style-name="L23">
        <text:list-item>
          <text:p text:style-name="P42">字段名:业务类型 字段类型:单选框 必填</text:p>
        </text:list-item>
        <text:list-item>
          <text:p text:style-name="P42">字段名:业务方向科目 字段类型:单选框 必填</text:p>
        </text:list-item>
        <text:list-item>
          <text:p text:style-name="P42">字段名:业务对象 字段类型:文本框 必填</text:p>
        </text:list-item>
        <text:list-item>
          <text:p text:style-name="P42">字段名:竞争对手名称 字段类型:文本框 必填</text:p>
        </text:list-item>
        <text:list-item>
          <text:p text:style-name="P42">字段名:价格评估 字段类型:文本框 必填</text:p>
        </text:list-item>
        <text:list-item>
          <text:p text:style-name="P42">字段名:备注 字段类型:文本框 非必填</text:p>
        </text:list-item>
      </text:list>
      <text:p text:style-name="P7"><text:tab/><text:tab/><text:tab/>功能名_<text:span text:style-name="T18">3:编辑 功能类型:编辑</text:span></text:p>
      <text:list xml:id="list6709164265531584912" text:style-name="L24">
        <text:list-item>
          <text:p text:style-name="P43">字段名:业务类型 字段类型:单选框 必填</text:p>
        </text:list-item>
        <text:list-item>
          <text:p text:style-name="P43">字段名:业务方向科目 字段类型:单选框 必填</text:p>
        </text:list-item>
        <text:list-item>
          <text:p text:style-name="P43">字段名:业务对象 字段类型:文本框 必填</text:p>
        </text:list-item>
        <text:list-item>
          <text:p text:style-name="P43">字段名:竞争对手名称 字段类型:文本框 必填</text:p>
        </text:list-item>
        <text:list-item>
          <text:p text:style-name="P43">字段名:价格评估 字段类型:文本框 必填</text:p>
        </text:list-item>
        <text:list-item>
          <text:p text:style-name="P43">字段名:备注 字段类型:文本框 非必填</text:p>
        </text:list-item>
      </text:list>
      <text:p text:style-name="P19"><text:tab/><text:tab/><text:tab/><text:span text:style-name="T3">功能名_3:删除 功能类型:编辑</text:span></text:p>
      <text:p text:style-name="P7"><text:tab/><text:tab/><text:tab/>功能名_4:上传 功能类型:编辑</text:p>
      <text:p text:style-name="P7"><text:tab/><text:tab/><text:tab/>功能名_<text:span text:style-name="T7">5:导出 功能类型:编辑</text:span></text:p>
      <text:p text:style-name="P7"><text:tab/><text:tab/>导航名_<text:span text:style-name="T19">5:市场测算</text:span></text:p>
      <text:p text:style-name="P7"><text:tab/><text:tab/><text:tab/>功能名_<text:span text:style-name="T19">1:列表 功能类型:网格</text:span></text:p>
      <text:list xml:id="list694803794788798347" text:style-name="L25">
        <text:list-item>
          <text:p text:style-name="P44">字段名:业务类型</text:p>
        </text:list-item>
        <text:list-item>
          <text:p text:style-name="P44">字段名:业务方向科目</text:p>
        </text:list-item>
        <text:list-item>
          <text:p text:style-name="P44">字段名:资金投入</text:p>
        </text:list-item>
        <text:list-item>
          <text:p text:style-name="P44">字段名:人员成本</text:p>
        </text:list-item>
        <text:list-item>
          <text:p text:style-name="P44">字段名:设备成本</text:p>
        </text:list-item>
        <text:list-item>
          <text:p text:style-name="P44">字段名:车辆成本</text:p>
        </text:list-item>
        <text:list-item>
          <text:p text:style-name="P44">字段名:人员投入</text:p>
        </text:list-item>
        <text:list-item>
          <text:p text:style-name="P44">字段名:设备投入</text:p>
        </text:list-item>
        <text:list-item>
          <text:p text:style-name="P44">字段名:车辆投入</text:p>
        </text:list-item>
        <text:list-item>
          <text:p text:style-name="P44">字段名:备注</text:p>
        </text:list-item>
      </text:list>
      <text:p text:style-name="P7"><text:tab/><text:tab/><text:tab/>功能名_<text:span text:style-name="T20">2:添加 功能类型:编辑</text:span></text:p>
      <text:list xml:id="list3986839673711058482" text:style-name="L26">
        <text:list-item>
          <text:p text:style-name="P45">字段名:业务类型 字段类型:单选框 必填</text:p>
        </text:list-item>
        <text:list-item>
          <text:p text:style-name="P45">字段名:业务方向科目 字段类型:单选框 必填</text:p>
        </text:list-item>
        <text:list-item>
          <text:p text:style-name="P45">字段名:资金投入 字段类型:数字框 两位小数点 必填</text:p>
        </text:list-item>
        <text:list-item>
          <text:p text:style-name="P45">字段名:人员成本 字段类型:数字框 两位小数点 必填</text:p>
        </text:list-item>
        <text:list-item>
          <text:p text:style-name="P45">字段名:设备成本 字段类型:数字框 两位小数点 必填</text:p>
        </text:list-item>
        <text:list-item>
          <text:p text:style-name="P45">字段名:车辆成本 字段类型:数字框 两位小数点 必填</text:p>
        </text:list-item>
        <text:list-item>
          <text:p text:style-name="P45">字段名:人员投入 <text:s/>字段类型:数字框 必填</text:p>
        </text:list-item>
        <text:list-item>
          <text:p text:style-name="P45">字段名:设备投入 <text:s/>字段类型:数字框 必填</text:p>
        </text:list-item>
        <text:list-item>
          <text:p text:style-name="P45">字段名:车辆投入 <text:s/>字段类型:数字框 必填</text:p>
        </text:list-item>
        <text:list-item>
          <text:p text:style-name="P45">字段名:备注 <text:s/>字段类型:文本框 非必填</text:p>
        </text:list-item>
      </text:list>
      <text:p text:style-name="P20"><text:tab/><text:tab/><text:tab/><text:span text:style-name="T3">功能名_2:添加 功能类型:编辑</text:span></text:p>
      <text:list xml:id="list4310433650701956235" text:style-name="L27">
        <text:list-item>
          <text:p text:style-name="P46">字段名:业务类型 字段类型:单选框 必填</text:p>
        </text:list-item>
        <text:list-item>
          <text:p text:style-name="P46"><text:soft-page-break/>字段名:业务方向科目 字段类型:单选框 必填</text:p>
        </text:list-item>
        <text:list-item>
          <text:p text:style-name="P46">字段名:资金投入 字段类型:数字框 两位小数点 必填</text:p>
        </text:list-item>
        <text:list-item>
          <text:p text:style-name="P46">字段名:人员成本 字段类型:数字框 两位小数点 必填</text:p>
        </text:list-item>
        <text:list-item>
          <text:p text:style-name="P46">字段名:设备成本 字段类型:数字框 两位小数点 必填</text:p>
        </text:list-item>
        <text:list-item>
          <text:p text:style-name="P46">字段名:车辆成本 字段类型:数字框 两位小数点 必填</text:p>
        </text:list-item>
        <text:list-item>
          <text:p text:style-name="P46">字段名:人员投入 <text:s/>字段类型:数字框 必填</text:p>
        </text:list-item>
        <text:list-item>
          <text:p text:style-name="P46">字段名:设备投入 <text:s/>字段类型:数字框 必填</text:p>
        </text:list-item>
        <text:list-item>
          <text:p text:style-name="P46">字段名:车辆投入 <text:s/>字段类型:数字框 必填</text:p>
        </text:list-item>
        <text:list-item>
          <text:p text:style-name="P46">字段名:备注 <text:s/>字段类型:文本框 非必填</text:p>
        </text:list-item>
      </text:list>
      <text:p text:style-name="P20"><text:tab/><text:tab/><text:tab/><text:span text:style-name="T3">功能名_3:删除 功能类型:编辑</text:span></text:p>
      <text:p text:style-name="P8"><text:tab/><text:tab/><text:tab/>功能名_4:上传 功能类型:编辑</text:p>
      <text:p text:style-name="P8"><text:tab/><text:tab/><text:tab/>功能名_<text:span text:style-name="T7">5:导出 功能类型:编辑</text:span></text:p>
      <text:p text:style-name="P8"><text:tab/>导航下拉条_<text:span text:style-name="T20">3:其他</text:span></text:p>
      <text:p text:style-name="P8"><text:tab/><text:tab/>导航名_<text:span text:style-name="T20">1:业务类型管理</text:span></text:p>
      <text:p text:style-name="P8"><text:tab/><text:tab/><text:tab/>功能名_<text:span text:style-name="T21">1:列表 功能类型:网格</text:span></text:p>
      <text:list xml:id="list3088057608968152324" text:style-name="L28">
        <text:list-item>
          <text:p text:style-name="P47">字段名:类型</text:p>
        </text:list-item>
        <text:list-item>
          <text:p text:style-name="P47">字段名:描述</text:p>
        </text:list-item>
        <text:list-item>
          <text:p text:style-name="P47">字段名:状态</text:p>
        </text:list-item>
      </text:list>
      <text:p text:style-name="P8"><text:tab/><text:tab/><text:tab/>功能名_<text:span text:style-name="T21">2:添加 功能类型:编辑</text:span></text:p>
      <text:list xml:id="list1749955194623803744" text:style-name="L29">
        <text:list-item>
          <text:p text:style-name="P48">字段名:类型 字段类型:文本框 必填</text:p>
        </text:list-item>
        <text:list-item>
          <text:p text:style-name="P48">字段名:描述 字段类型:文本框 非必填</text:p>
        </text:list-item>
      </text:list>
      <text:p text:style-name="P21"><text:tab/><text:tab/><text:tab/><text:span text:style-name="T3">功能名_3:编辑 功能类型:编辑</text:span></text:p>
      <text:list xml:id="list8359901663383634102" text:style-name="L30">
        <text:list-item>
          <text:p text:style-name="P49">字段名:类型 字段类型:文本框 必填</text:p>
        </text:list-item>
        <text:list-item>
          <text:p text:style-name="P49">字段名:描述 字段类型:文本框 非必填</text:p>
        </text:list-item>
      </text:list>
      <text:p text:style-name="P21"><text:tab/><text:tab/><text:tab/><text:span text:style-name="T3">功能名_3:删除 功能类型:编辑</text:span></text:p>
      <text:p text:style-name="P9"><text:tab/><text:tab/><text:tab/>功能名_4:冻结 功能类型:编辑</text:p>
      <text:p text:style-name="P9"><text:tab/><text:tab/><text:tab/>功能名_<text:span text:style-name="T7">5:解冻 功能类型:编辑</text:span></text:p>
      <text:p text:style-name="P9"><text:tab/><text:tab/>导航名_<text:span text:style-name="T21">2:业务方向科目</text:span></text:p>
      <text:p text:style-name="P9"><text:tab/><text:tab/><text:tab/>功能名_<text:span text:style-name="T21">1:列表 功能类型:网格</text:span></text:p>
      <text:list xml:id="list6440971992782862766" text:style-name="L31">
        <text:list-item>
          <text:p text:style-name="P50">字段名:类型</text:p>
        </text:list-item>
        <text:list-item>
          <text:p text:style-name="P50">字段名:方向科目</text:p>
        </text:list-item>
        <text:list-item>
          <text:p text:style-name="P50">字段名:描述</text:p>
        </text:list-item>
        <text:list-item>
          <text:p text:style-name="P50">字段名:状态</text:p>
        </text:list-item>
      </text:list>
      <text:p text:style-name="P9"><text:tab/><text:tab/><text:tab/>功能名_<text:span text:style-name="T21">2:添加 功能类型:编辑</text:span></text:p>
      <text:list xml:id="list7823394699415909930" text:style-name="L32">
        <text:list-item>
          <text:p text:style-name="P51">字段名:类型 字段类型:单选框 必填</text:p>
        </text:list-item>
        <text:list-item>
          <text:p text:style-name="P51">字段名:方向科目 <text:s/>字段类型:文本框 必填</text:p>
        </text:list-item>
        <text:list-item>
          <text:p text:style-name="P51">字段名:描述 字段类型:文本框 非必填</text:p>
        </text:list-item>
      </text:list>
      <text:p text:style-name="P21"><text:tab/><text:tab/><text:tab/><text:span text:style-name="T3">功能名_3:编辑 功能类型:编辑</text:span></text:p>
      <text:list xml:id="list1085891585420124815" text:style-name="L33">
        <text:list-item>
          <text:p text:style-name="P52">字段名:类型 字段类型:单选框 必填</text:p>
        </text:list-item>
        <text:list-item>
          <text:p text:style-name="P52">字段名:方向科目 <text:s/>字段类型:文本框 必填</text:p>
        </text:list-item>
        <text:list-item>
          <text:p text:style-name="P52">字段名:描述 字段类型:文本框 非必填</text:p>
        </text:list-item>
      </text:list>
      <text:p text:style-name="P21"><text:tab/><text:tab/><text:tab/><text:span text:style-name="T3">功能名_3:删除 功能类型:编辑</text:span></text:p>
      <text:p text:style-name="P9"><text:tab/><text:tab/><text:tab/>功能名_4:冻结 功能类型:编辑</text:p>
      <text:p text:style-name="P9"><text:tab/><text:tab/><text:tab/>功能名_<text:span text:style-name="T7">5:解冻 功能类型:编辑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09:58:28.341783596</meta:creation-date>
    <dc:date>2017-06-02T18:04:47.997433376</dc:date>
    <meta:editing-duration>PT1H33M3S</meta:editing-duration>
    <meta:editing-cycles>2</meta:editing-cycles>
    <meta:generator>LibreOffice/5.1.5.2$Linux_X86_64 LibreOffice_project/10$Build-2</meta:generator>
    <meta:document-statistic meta:table-count="0" meta:image-count="0" meta:object-count="0" meta:page-count="7" meta:paragraph-count="319" meta:word-count="4820" meta:character-count="5949" meta:non-whitespace-character-count="5296"/>
  </office:meta>
</office:document-meta>
</file>